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8096" officeooo:paragraph-rsid="0006fbec"/>
    </style:style>
    <style:style style:name="P2" style:family="paragraph" style:parent-style-name="Standard" style:list-style-name="L1">
      <style:text-properties officeooo:paragraph-rsid="0006fbec"/>
    </style:style>
    <style:style style:name="P3" style:family="paragraph" style:parent-style-name="Standard">
      <style:text-properties officeooo:rsid="0007915f" officeooo:paragraph-rsid="0007915f"/>
    </style:style>
    <style:style style:name="P4" style:family="paragraph" style:parent-style-name="Standard" style:list-style-name="L2">
      <style:text-properties officeooo:rsid="0007915f" officeooo:paragraph-rsid="0007915f"/>
    </style:style>
    <style:style style:name="P5" style:family="paragraph" style:parent-style-name="Standard" style:list-style-name="L3">
      <style:text-properties officeooo:rsid="0007915f" officeooo:paragraph-rsid="0007915f"/>
    </style:style>
    <style:style style:name="P6" style:family="paragraph" style:parent-style-name="Standard" style:list-style-name="L4">
      <style:text-properties officeooo:rsid="0007915f" officeooo:paragraph-rsid="0007915f"/>
    </style:style>
    <style:style style:name="P7" style:family="paragraph" style:parent-style-name="Standard">
      <style:text-properties officeooo:rsid="000a5d48" officeooo:paragraph-rsid="000a5d48"/>
    </style:style>
    <style:style style:name="P8" style:family="paragraph" style:parent-style-name="Standard" style:list-style-name="L5">
      <style:text-properties officeooo:rsid="000a5d48" officeooo:paragraph-rsid="000a5d48"/>
    </style:style>
    <style:style style:name="P9" style:family="paragraph" style:parent-style-name="Standard" style:list-style-name="L6">
      <style:text-properties officeooo:rsid="000a5d48" officeooo:paragraph-rsid="000a5d48"/>
    </style:style>
    <style:style style:name="P10" style:family="paragraph" style:parent-style-name="Standard" style:list-style-name="L5">
      <style:text-properties officeooo:paragraph-rsid="000a5d48"/>
    </style:style>
    <style:style style:name="T1" style:family="text">
      <style:text-properties officeooo:rsid="0006fbec"/>
    </style:style>
    <style:style style:name="T2" style:family="text">
      <style:text-properties officeooo:rsid="0009502e"/>
    </style:style>
    <style:style style:name="T3" style:family="text">
      <style:text-properties officeooo:rsid="000a5d4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mod ,chown, chgrp, useradd, groupadd,gpasswd</text:p>
      <text:p text:style-name="P1"><text:span text:style-name="T1">1.chmod </text:span></text:p>
      <text:list xml:id="list311182414" text:style-name="L1">
        <text:list-item>
          <text:p text:style-name="P2"><text:span text:style-name="T1">chmod are used to change user file permission ,</text:span></text:p>
        </text:list-item>
        <text:list-item>
          <text:p text:style-name="P2"><text:span text:style-name="T1">those permission are read – r, write – w, execute – x</text:span></text:p>
        </text:list-item>
        <text:list-item>
          <text:p text:style-name="P2"><text:span text:style-name="T1">r – 4, w – 2 , x – 1.</text:span></text:p>
        </text:list-item>
        <text:list-item>
          <text:p text:style-name="P2"><text:span text:style-name="T1">syntax :- chmod 3 digit number filename. </text:span></text:p>
        </text:list-item>
        <text:list-item>
          <text:p text:style-name="P2"><text:span text:style-name="T1">Each digit not grether then 7.</text:span></text:p>
        </text:list-item>
      </text:list>
      <text:p text:style-name="P3">2.chown </text:p>
      <text:list xml:id="list309373810" text:style-name="L2">
        <text:list-item>
          <text:p text:style-name="P4">chown are used to change the owner of file or (user).</text:p>
        </text:list-item>
        <text:list-item>
          <text:p text:style-name="P4">Syntax:- chown username filename.</text:p>
        </text:list-item>
        <text:list-item>
          <text:p text:style-name="P4">Username is already exits in our systems.</text:p>
        </text:list-item>
      </text:list>
      <text:p text:style-name="P3">3.chgrp </text:p>
      <text:list xml:id="list1332860503" text:style-name="L3">
        <text:list-item>
          <text:p text:style-name="P5">chgrp are used to change the file group.</text:p>
        </text:list-item>
        <text:list-item>
          <text:p text:style-name="P5">Group are already exit’s in our system.</text:p>
        </text:list-item>
        <text:list-item>
          <text:p text:style-name="P5">Syntax : - chgrp group_name filename</text:p>
        </text:list-item>
      </text:list>
      <text:p text:style-name="P3">4.gpasswd</text:p>
      <text:list xml:id="list3101668562" text:style-name="L4">
        <text:list-item>
          <text:p text:style-name="P6">this command are used for insert single or multipal user in a group.</text:p>
        </text:list-item>
        <text:list-item>
          <text:p text:style-name="P6">Syntax : - gpasswd -a username groupname</text:p>
        </text:list-item>
        <text:list-item>
          <text:p text:style-name="P6">syntax :- <text:span text:style-name="T2">gpasswd -M username1 username2 username_n groupname</text:span></text:p>
        </text:list-item>
      </text:list>
      <text:p text:style-name="P3"/>
      <text:p text:style-name="P7">5. How to create user .</text:p>
      <text:list xml:id="list2170236735" text:style-name="L5">
        <text:list-item>
          <text:p text:style-name="P10"><text:span text:style-name="T3"><text:s/>User create are very simple command.</text:span></text:p>
        </text:list-item>
        <text:list-item>
          <text:p text:style-name="P8">Syntax : - useradd username </text:p>
        </text:list-item>
        <text:list-item>
          <text:p text:style-name="P8">show our user are created or not . To go file location</text:p>
        </text:list-item>
        <text:list-item>
          <text:p text:style-name="P8">cat /<text:span text:style-name="T4">etc/</text:span><text:span text:style-name="T5">passwd directory our user show in last.</text:span></text:p>
        </text:list-item>
      </text:list>
      <text:p text:style-name="P7"><text:span text:style-name="T5">6. How to make group.</text:span></text:p>
      <text:list xml:id="list2198987649" text:style-name="L6">
        <text:list-item>
          <text:p text:style-name="P9"><text:span text:style-name="T5">Syntax : - groupadd groupname </text:span></text:p>
        </text:list-item>
        <text:list-item>
          <text:p text:style-name="P9"><text:span text:style-name="T5">show the group are create or not. To go file location.</text:span></text:p>
        </text:list-item>
        <text:list-item>
          <text:p text:style-name="P9"><text:span text:style-name="T5">Cat /</text:span><text:span text:style-name="T4">etc</text:span><text:span text:style-name="T5">/group . </text:span></text:p>
        </text:list-item>
        <text:list-item>
          <text:p text:style-name="P9"><text:span text:style-name="T5">In this location we can see both user and group, user are by default group but group can not make user.</text:span></text:p>
        </text:list-item>
      </text:list>
      <text:p text:style-name="P7"/>
      <text:list xml:id="list225813220448230" text:continue-list="list311182414" text:style-name="L1">
        <text:list-header>
          <text:p text:style-name="P2"/>
          <text:p text:style-name="P2"><text:span text:style-name="T1"><text:s text:c="2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22:30:08.912097826</meta:creation-date>
    <meta:generator>LibreOffice/6.0.7.3$Linux_X86_64 LibreOffice_project/00m0$Build-3</meta:generator>
    <dc:date>2021-05-15T22:58:12.532578092</dc:date>
    <meta:editing-duration>PT28M3S</meta:editing-duration>
    <meta:editing-cycles>5</meta:editing-cycles>
    <meta:document-statistic meta:table-count="0" meta:image-count="0" meta:object-count="0" meta:page-count="1" meta:paragraph-count="31" meta:word-count="224" meta:character-count="1123" meta:non-whitespace-character-count="936"/>
  </office:meta>
</office:document-meta>
</file>